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ff950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 style:family="graphic" style:parent-style-name="standard">
      <style:graphic-properties draw:stroke="none" svg:stroke-width="0cm" draw:fill-color="#ff950e" draw:shadow="hidden" dr3d:depth="1.467cm" dr3d:close-front="true" dr3d:close-back="true" dr3d:texture-generation-mode-x="parallel" dr3d:texture-generation-mode-y="parallel"/>
    </style:style>
    <style:style style:name="gr3"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579d1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4" style:family="graphic" style:parent-style-name="standard">
      <style:graphic-properties draw:stroke="none" svg:stroke-width="0cm" draw:fill-color="#579d1c" draw:shadow="hidden" dr3d:depth="1.467cm" dr3d:close-front="true" dr3d:close-back="true" dr3d:texture-generation-mode-x="parallel" dr3d:texture-generation-mode-y="parallel"/>
    </style:style>
    <style:style style:name="gr5"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6" style:family="graphic" style:parent-style-name="standard">
      <style:graphic-properties draw:stroke="none" svg:stroke-width="0cm" draw:shadow="hidden" dr3d:depth="1.467cm" dr3d:close-front="true" dr3d:close-back="true" dr3d:texture-generation-mode-x="parallel" dr3d:texture-generation-mode-y="parallel"/>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objectwithoutfill">
      <style:graphic-properties svg:stroke-width="0.152cm" draw:marker-start="Arrow" draw:marker-start-width="0.661cm" draw:marker-end="Arrow" draw:marker-end-width="0.661cm" draw:fill="none" draw:textarea-vertical-align="middle" fo:padding-top="0.201cm" fo:padding-bottom="0.201cm" fo:padding-left="0.326cm" fo:padding-right="0.326cm" draw:shadow="hidden" draw:shadow-offset-x="0.203cm" draw:shadow-offset-y="0.203cm"/>
    </style:style>
    <style:style style:name="gr9" style:family="graphic" style:parent-style-name="objectwithoutfill">
      <style:graphic-properties svg:stroke-width="0.152cm" draw:marker-start="Arrow" draw:marker-start-width="0.66cm" draw:marker-end="Arrow" draw:marker-end-width="0.66cm" draw:fill="none" draw:textarea-vertical-align="middle" fo:padding-top="0.201cm" fo:padding-bottom="0.201cm" fo:padding-left="0.326cm" fo:padding-right="0.326cm"/>
    </style:style>
    <style:style style:name="P1" style:family="paragraph">
      <style:text-properties fo:language="en" fo:country="US"/>
    </style:style>
    <style:style style:name="P2" style:family="paragraph">
      <loext:graphic-properties draw:fill="none" draw:fill-color="#ffffff"/>
      <style:text-properties fo:language="en" fo:country="US"/>
    </style:style>
    <style:style style:name="P3" style:family="paragraph">
      <loext:graphic-properties draw:fill="none"/>
      <style:paragraph-properties fo:text-align="center"/>
    </style:style>
    <style:style style:name="T1" style:family="text">
      <style:text-properties fo:font-size="40pt" fo:font-weight="bold"/>
    </style:style>
    <style:style style:name="T2" style:family="text">
      <style:text-properties fo:font-weight="bold"/>
    </style:style>
    <style:style style:name="T3" style:family="text">
      <style:text-properties fo:font-size="18pt" fo:font-weight="bold"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3d:scene draw:style-name="gr1" svg:width="6.223cm" svg:height="6.225cm" svg:x="6.715cm" svg:y="3.538cm" dr3d:transform="matrix (1 0 0 0 0.939692620785931 0.342020143325607 0 -0.342020143325607 0.939692620785931 -9.826cm 6.50076739597656cm 1.58551143591213cm)" dr3d:vrp="(0 0 19249.8571428571)" dr3d:vpn="(0 0 17782.8571428571)" dr3d:projection="perspective" dr3d:distance="1.46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 draw:layer="layout" svg:viewBox="6714 -9763 6224 6224" svg:d="M9825-3539l325.6474609375-15.55810546875 314.5322265625-45.76611328125 302.0517578125-74.61181640625 288.2060546875-102.09521484375 272.9951171875-128.21630859375 256.4189453125-152.97509765625 238.4775390625-176.37158203125 219.1708984375-198.40576171875 198.4990234375-219.07763671875 176.4619140625-238.38720703125 153.0595703125-256.33447265625 128.2919921875-272.91943359375 102.1591796875-288.14208984375 74.6611328125-302.00244140625 45.7978515625-314.50048828125 15.5693359375-325.63623046875-15.5693359375-325.6474609375-45.7978515625-314.5322265625-74.6611328125-302.0517578125-102.1591796875-288.2060546875-128.2919921875-272.9951171875-153.0595703125-256.4189453125-176.4619140625-238.4775390625-198.4990234375-219.1708984375-219.1708984375-198.4990234375-238.4775390625-176.4619140625-256.4189453125-153.0595703125-272.9951171875-128.2919921875-288.2060546875-102.1591796875-302.0517578125-74.6611328125-314.5322265625-45.7978515625-325.6474609375-15.5693359375-325.63623046875 15.5693359375-314.50048828125 45.7978515625-302.00244140625 74.6611328125-288.14208984375 102.1591796875-272.91943359375 128.2919921875-256.33447265625 153.0595703125-238.38720703125 176.4619140625-219.07763671875 198.4990234375-198.40576171875 219.1708984375-176.37158203125 238.4775390625-152.97509765625 256.4189453125-128.21630859375 272.9951171875-102.09521484375 288.2060546875-74.61181640625 302.0517578125-45.76611328125 314.5322265625-15.55810546875 325.6474609375 15.55810546875 325.63623046875 45.76611328125 314.50048828125 74.61181640625 302.00244140625 102.09521484375 288.14208984375 128.21630859375 272.91943359375 152.97509765625 256.33447265625 176.37158203125 238.38720703125 198.40576171875 219.07763671875 219.07763671875 198.40576171875 238.38720703125 176.37158203125 256.33447265625 152.97509765625 272.91943359375 128.21630859375 288.14208984375 102.09521484375 302.00244140625 74.61181640625 314.50048828125 45.76611328125zM6714-3539zM12938-9763z"/>
        </dr3d:scene>
        <dr3d:scene draw:style-name="gr3" svg:width="6.223cm" svg:height="6.224cm" svg:x="16.24cm" svg:y="3.539cm" dr3d:transform="matrix (1 0 0 0 0.939692620785931 0.342020143325607 0 -0.342020143325607 0.939692620785931 -19.351cm 6.50076739597656cm 1.58551143591213cm)" dr3d:vrp="(0 0 19249.8571428571)" dr3d:vpn="(0 0 17782.8571428571)" dr3d:projection="perspective" dr3d:distance="1.46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4" draw:layer="layout" svg:viewBox="16239 -9763 6224 6224" svg:d="M19350-3539l325.6474609375-15.55810546875 314.5322265625-45.76611328125 302.0517578125-74.61181640625 288.2060546875-102.09521484375 272.9951171875-128.21630859375 256.4189453125-152.97509765625 238.4775390625-176.37158203125 219.1708984375-198.40576171875 198.4990234375-219.07763671875 176.4619140625-238.38720703125 153.0595703125-256.33447265625 128.2919921875-272.91943359375 102.1591796875-288.14208984375 74.6611328125-302.00244140625 45.7978515625-314.50048828125 15.5693359375-325.63623046875-15.5693359375-325.6474609375-45.7978515625-314.5322265625-74.6611328125-302.0517578125-102.1591796875-288.2060546875-128.2919921875-272.9951171875-153.0595703125-256.4189453125-176.4619140625-238.4775390625-198.4990234375-219.1708984375-219.1708984375-198.4990234375-238.4775390625-176.4619140625-256.4189453125-153.0595703125-272.9951171875-128.2919921875-288.2060546875-102.1591796875-302.0517578125-74.6611328125-314.5322265625-45.7978515625-325.6474609375-15.5693359375-325.63623046875 15.5693359375-314.50048828125 45.7978515625-302.00244140625 74.6611328125-288.14208984375 102.1591796875-272.91943359375 128.2919921875-256.33447265625 153.0595703125-238.38720703125 176.4619140625-219.07763671875 198.4990234375-198.40576171875 219.1708984375-176.37158203125 238.4775390625-152.97509765625 256.4189453125-128.21630859375 272.9951171875-102.09521484375 288.2060546875-74.61181640625 302.0517578125-45.76611328125 314.5322265625-15.55810546875 325.6474609375 15.55810546875 325.63623046875 45.76611328125 314.50048828125 74.61181640625 302.00244140625 102.09521484375 288.14208984375 128.21630859375 272.91943359375 152.97509765625 256.33447265625 176.37158203125 238.38720703125 198.40576171875 219.07763671875 219.07763671875 198.40576171875 238.38720703125 176.37158203125 256.33447265625 152.97509765625 272.91943359375 128.21630859375 288.14208984375 102.09521484375 302.00244140625 74.61181640625 314.50048828125 45.76611328125zM16239-3539zM22463-9763z"/>
        </dr3d:scene>
        <dr3d:scene draw:style-name="gr5" svg:width="6.223cm" svg:height="6.223cm" svg:x="11.16cm" svg:y="11.16cm" dr3d:transform="matrix (1 0 0 0 0.939692620785931 0.342020143325607 0 -0.342020143325607 0.939692620785931 -14.271cm 13.6612251663654cm 4.19170492805325cm)" dr3d:vrp="(0 0 19249.8571428571)" dr3d:vpn="(0 0 17782.8571428571)" dr3d:projection="perspective" dr3d:distance="1.46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svg:viewBox="11159 -17383 6224 6224" svg:d="M14270-11159l325.6474609375-15.55810546875 314.5322265625-45.76611328125 302.0517578125-74.61181640625 288.2060546875-102.09521484375 272.9951171875-128.21630859375 256.4189453125-152.97509765625 238.4775390625-176.37158203125 219.1708984375-198.40576171875 198.4990234375-219.07763671875 176.4619140625-238.38720703125 153.0595703125-256.33447265625 128.2919921875-272.91943359375 102.1591796875-288.14208984375 74.6611328125-302.00244140625 45.7978515625-314.50048828125 15.5693359375-325.63623046875-15.5693359375-325.6474609375-45.7978515625-314.5322265625-74.6611328125-302.0517578125-102.1591796875-288.2060546875-128.2919921875-272.9951171875-153.0595703125-256.4189453125-176.4619140625-238.4775390625-198.4990234375-219.1708984375-219.1708984375-198.4990234375-238.4775390625-176.4619140625-256.4189453125-153.0595703125-272.9951171875-128.2919921875-288.2060546875-102.1591796875-302.0517578125-74.6611328125-314.5322265625-45.7978515625-325.6474609375-15.5693359375-325.63623046875 15.5693359375-314.50048828125 45.7978515625-302.00244140625 74.6611328125-288.14208984375 102.1591796875-272.91943359375 128.2919921875-256.33447265625 153.0595703125-238.38720703125 176.4619140625-219.07763671875 198.4990234375-198.40576171875 219.1708984375-176.37158203125 238.4775390625-152.97509765625 256.4189453125-128.21630859375 272.9951171875-102.09521484375 288.2060546875-74.61181640625 302.0517578125-45.76611328125 314.5322265625-15.55810546875 325.6474609375 15.55810546875 325.63623046875 45.76611328125 314.50048828125 74.61181640625 302.00244140625 102.09521484375 288.14208984375 128.21630859375 272.91943359375 152.97509765625 256.33447265625 176.37158203125 238.38720703125 198.40576171875 219.07763671875 219.07763671875 198.40576171875 238.38720703125 176.37158203125 256.33447265625 152.97509765625 272.91943359375 128.21630859375 288.14208984375 102.09521484375 302.00244140625 74.61181640625 314.50048828125 45.76611328125zM11159-11159zM17383-17383z"/>
        </dr3d:scene>
        <draw:frame draw:style-name="gr7" draw:text-style-name="P2" draw:layer="layout" svg:width="5.011cm" svg:height="1.83cm" svg:x="7.358cm" svg:y="5.726cm">
          <draw:text-box>
            <text:p text:style-name="P1"><text:span text:style-name="T1">C</text:span><text:span text:style-name="T2">onsistency</text:span> </text:p>
          </draw:text-box>
        </draw:frame>
        <draw:frame draw:style-name="gr7" draw:text-style-name="P2" draw:layer="layout" svg:width="4.414cm" svg:height="1.83cm" svg:x="17.287cm" svg:y="5.699cm">
          <draw:text-box>
            <text:p text:style-name="P1"><text:span text:style-name="T1">A</text:span><text:span text:style-name="T3">vailability</text:span> </text:p>
          </draw:text-box>
        </draw:frame>
        <draw:frame draw:style-name="gr7" draw:text-style-name="P2" draw:layer="layout" svg:width="4.515cm" svg:height="2.541cm" svg:x="12.303cm" svg:y="13.192cm">
          <draw:text-box>
            <text:p text:style-name="P1"><text:span text:style-name="T1">P</text:span><text:span text:style-name="T3">artition </text:span></text:p>
            <text:p text:style-name="P1"><text:span text:style-name="T3"><text:s text:c="5"/></text:span><text:span text:style-name="T3">Tolerance</text:span> </text:p>
          </draw:text-box>
        </draw:frame>
        <draw:line draw:style-name="gr8" draw:text-style-name="P3" draw:layer="layout" svg:x1="12.684cm" svg:y1="6.842cm" svg:x2="16.367cm" svg:y2="6.842cm">
          <text:p/>
        </draw:line>
        <draw:line draw:style-name="gr9" draw:text-style-name="P3" draw:layer="layout" svg:x1="10.525cm" svg:y1="9.636cm" svg:x2="12.176cm" svg:y2="12.176cm">
          <text:p/>
        </draw:line>
        <draw:line draw:style-name="gr9" draw:text-style-name="P3" draw:layer="layout" svg:x1="18.653cm" svg:y1="9.636cm" svg:x2="16.367cm" svg:y2="12.176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anis Keuper</meta:initial-creator>
    <meta:creation-date>2016-10-03T09:27:00.403044865</meta:creation-date>
    <dc:date>2016-10-03T09:35:14.990252442</dc:date>
    <dc:creator>Janis Keuper</dc:creator>
    <meta:editing-duration>PT8M14S</meta:editing-duration>
    <meta:editing-cycles>1</meta:editing-cycles>
    <meta:document-statistic meta:object-count="12"/>
    <meta:generator>LibreOffice/5.0.6.2$Linux_X86_64 LibreOffice_project/00m0$Build-2</meta:generator>
  </office:meta>
</office:document-meta>
</file>